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title">
      <style:graphic-properties svg:stroke-color="#ff4000" draw:fill-color="#000000" fo:min-height="3.13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000000"/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43cm" svg:y="13.46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4.084cm" svg:y="12.44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3.211cm" svg:height="5.677cm" svg:x="2.286cm" svg:y="1.689cm" presentation:class="title" presentation:user-transformed="true">
          <draw:text-box>
            <text:p text:style-name="P2"><text:span text:style-name="T1">Laboratorio de Tecnologías Audiovisuales en la Web</text:span></text:p>
          </draw:text-box>
        </draw:frame>
        <draw:frame presentation:style-name="pr2" draw:text-style-name="P4" draw:layer="layout" svg:width="26.162cm" svg:height="3.137cm" svg:x="0.762cm" svg:y="8.128cm" presentation:class="title" presentation:user-transformed="true">
          <draw:text-box>
            <text:p text:style-name="P2"><text:span text:style-name="T2">Soluciones a los ejercici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2-15T10:09:24.104761687</dc:date>
    <meta:editing-duration>P7DT21H6M59S</meta:editing-duration>
    <meta:editing-cycles>497</meta:editing-cycles>
    <meta:generator>LibreOffice/6.4.6.2$Linux_X86_64 LibreOffice_project/40$Build-2</meta:generator>
    <meta:print-date>2017-10-04T10:42:29.653181544</meta:print-date>
    <meta:document-statistic meta:object-count="27"/>
  </office:meta>
</office:document-meta>
</file>